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6379" officeooo:paragraph-rsid="001c6379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main ()</text:p>
      <text:p text:style-name="Standard"/>
      <text:p text:style-name="Standard">{</text:p>
      <text:p text:style-name="Standard"><text:s text:c="4"/></text:p>
      <text:p text:style-name="Standard"><text:s text:c="3"/>char char_arr[15] = {'a','n','u','r','a','d','h','a','k','o','n','a'};</text:p>
      <text:p text:style-name="Standard"/>
      <text:p text:style-name="Standard"><text:s text:c="4"/></text:p>
      <text:p text:style-name="Standard"><text:s text:c="4"/>int i, count=0;</text:p>
      <text:p text:style-name="Standard"><text:s text:c="4"/></text:p>
      <text:p text:style-name="Standard"><text:s text:c="4"/>for (i=0; i&lt;15;i++)</text:p>
      <text:p text:style-name="Standard"/>
      <text:p text:style-name="Standard"><text:s text:c="4"/>{</text:p>
      <text:p text:style-name="Standard"/>
      <text:p text:style-name="Standard"><text:s text:c="8"/>if (char_arr[i]=='a'||char_arr[i]=='e'||char_arr[i]=='i'||char_arr[i]=='o'||char_arr[i]=='u')</text:p>
      <text:p text:style-name="Standard"/>
      <text:p text:style-name="Standard"><text:s text:c="8"/>{</text:p>
      <text:p text:style-name="Standard"/>
      <text:p text:style-name="Standard"><text:s text:c="12"/></text:p>
      <text:p text:style-name="Standard"><text:s text:c="8"/>printf ("%c\n",char_arr[i]);</text:p>
      <text:p text:style-name="Standard"/>
      <text:p text:style-name="Standard"><text:s text:c="8"/>count++;</text:p>
      <text:p text:style-name="Standard"><text:s text:c="8"/>}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8"/>printf ("number of vowels are %d\n",count);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P1">Output<text:span text:style-name="T1"> <text:s text:c="8"/>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u</text:span></text:p>
      <text:p text:style-name="P1"><text:span text:style-name="T1">a</text:span></text:p>
      <text:p text:style-name="P1"><text:span text:style-name="T1">a</text:span></text:p>
      <text:p text:style-name="P1"><text:span text:style-name="T1">o</text:span></text:p>
      <text:p text:style-name="P1"><text:span text:style-name="T1">a</text:span></text:p>
      <text:p text:style-name="P1"><text:span text:style-name="T1">number of vowels are 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6:13:02.287596991</meta:creation-date>
    <dc:date>2022-09-15T16:29:49.926978108</dc:date>
    <meta:editing-duration>PT2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44" meta:character-count="461" meta:non-whitespace-character-count="324"/>
  </office:meta>
</office:document-meta>
</file>